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5.29mm"/>
    </style:style>
    <style:style style:name="co3" style:family="table-column">
      <style:table-column-properties fo:break-before="auto" style:column-width="185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00A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tivuon-hbbtv.tivu-alchemy.net/index.html?configuration=DSATprod" xlink:type="simple">tivuon! app</text:a></text:p>
          </table:table-cell>
          <table:table-cell office:value-type="string" calcext:value-type="string">
            <text:p>Rai 5 HD, Rai Radio2 Indie, Rai Radio1 Sport, Rai Radio1 Sport</text:p>
          </table:table-cell>
          <table:table-cell/>
          <table:table-cell table:formula="of:=EXTRACTHYPERLINK(1;5;ROW())" office:value-type="string" office:string-value="https://tivuon-hbbtv.tivu-alchemy.net/index.html?configuration=DSATprod" calcext:value-type="string">
            <text:p>https://tivuon-hbbtv.tivu-alchemy.net/index.html?configuration=DSATprod</text:p>
          </table:table-cell>
          <table:table-cell table:formula="of:=CONCATENATE([.B1]; &quot;:&quot;; [.E1]; &quot;:&quot;; [.F1]; &quot;:&quot; ; [.H1])" office:value-type="string" office:string-value="000A:tivuon! app:Rai 5 HD, Rai Radio2 Indie, Rai Radio1 Sport, Rai Radio1 Sport:https://tivuon-hbbtv.tivu-alchemy.net/index.html?configuration=DSATprod" calcext:value-type="string">
            <text:p>000A:tivuon! app:Rai 5 HD, Rai Radio2 Indie, Rai Radio1 Sport, Rai Radio1 Sport:https://tivuon-hbbtv.tivu-alchemy.net/index.html?configuration=DSATprod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tivuon-hbbtv-lativu.tivu-alchemy.net/index.html?configuration=prod" xlink:type="simple">La tivu Tivuon hbbtv app</text:a></text:p>
          </table:table-cell>
          <table:table-cell office:value-type="string" calcext:value-type="string">
            <text:p>Rai 5 HD, Rai Radio2 Indie, Rai Radio1 Sport, Rai Radio1 Sport</text:p>
          </table:table-cell>
          <table:table-cell/>
          <table:table-cell table:formula="of:=EXTRACTHYPERLINK(1;5;ROW())" office:value-type="string" office:string-value="https://tivuon-hbbtv-lativu.tivu-alchemy.net/index.html?configuration=prod" calcext:value-type="string">
            <text:p>https://tivuon-hbbtv-lativu.tivu-alchemy.net/index.html?configuration=prod</text:p>
          </table:table-cell>
          <table:table-cell table:formula="of:=CONCATENATE([.B2]; &quot;:&quot;; [.E2]; &quot;:&quot;; [.F2]; &quot;:&quot; ; [.H2])" office:value-type="string" office:string-value="000B:La tivu Tivuon hbbtv app:Rai 5 HD, Rai Radio2 Indie, Rai Radio1 Sport, Rai Radio1 Sport:https://tivuon-hbbtv-lativu.tivu-alchemy.net/index.html?configuration=prod" calcext:value-type="string">
            <text:p>000B:La tivu Tivuon hbbtv app:Rai 5 HD, Rai Radio2 Indie, Rai Radio1 Sport, Rai Radio1 Sport:https://tivuon-hbbtv-lativu.tivu-alchemy.net/index.html?configuration=prod</text:p>
          </table:table-cell>
        </table:table-row>
        <table:table-row table:style-name="ro1">
          <table:table-cell office:value-type="string" calcext:value-type="string">
            <text:p>0003C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ww.raiplay.it/hbbtv/launcher/RemoteControl/index.html?delivery=0" xlink:type="simple">Telecomando HbbTV</text:a></text:p>
          </table:table-cell>
          <table:table-cell office:value-type="string" calcext:value-type="string">
            <text:p>Rai 5 HD, Rai Radio2 Indie, Rai Radio1 Sport, Rai Radio1 Sport</text:p>
          </table:table-cell>
          <table:table-cell/>
          <table:table-cell table:formula="of:=EXTRACTHYPERLINK(1;5;ROW())" office:value-type="string" office:string-value="https://www.raiplay.it/hbbtv/launcher/RemoteControl/index.html?delivery=0" calcext:value-type="string">
            <text:p>https://www.raiplay.it/hbbtv/launcher/RemoteControl/index.html?delivery=0</text:p>
          </table:table-cell>
          <table:table-cell table:formula="of:=CONCATENATE([.B3]; &quot;:&quot;; [.E3]; &quot;:&quot;; [.F3]; &quot;:&quot; ; [.H3])" office:value-type="string" office:string-value="65:Telecomando HbbTV:Rai 5 HD, Rai Radio2 Indie, Rai Radio1 Sport, Rai Radio1 Sport:https://www.raiplay.it/hbbtv/launcher/RemoteControl/index.html?delivery=0" calcext:value-type="string">
            <text:p>65:Telecomando HbbTV:Rai 5 HD, Rai Radio2 Indie, Rai Radio1 Sport, Rai Radio1 Sport:https://www.raiplay.it/hbbtv/launcher/RemoteControl/index.html?delivery=0</text:p>
          </table:table-cell>
        </table:table-row>
        <table:table-row table:style-name="ro1">
          <table:table-cell office:value-type="string" calcext:value-type="string">
            <text:p>0003C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www.raiplay.it/hbbtv/RaiPlay2020/index.html" xlink:type="simple">RaiPlay HbbTV</text:a></text:p>
          </table:table-cell>
          <table:table-cell office:value-type="string" calcext:value-type="string">
            <text:p>Rai 5 HD, Rai Radio2 Indie, Rai Radio1 Sport, Rai Radio1 Sport</text:p>
          </table:table-cell>
          <table:table-cell/>
          <table:table-cell table:formula="of:=EXTRACTHYPERLINK(1;5;ROW())" office:value-type="string" office:string-value="https://www.raiplay.it/hbbtv/RaiPlay2020/index.html" calcext:value-type="string">
            <text:p>https://www.raiplay.it/hbbtv/RaiPlay2020/index.html</text:p>
          </table:table-cell>
          <table:table-cell table:formula="of:=CONCATENATE([.B4]; &quot;:&quot;; [.E4]; &quot;:&quot;; [.F4]; &quot;:&quot; ; [.H4])" office:value-type="string" office:string-value="66:RaiPlay HbbTV:Rai 5 HD, Rai Radio2 Indie, Rai Radio1 Sport, Rai Radio1 Sport:https://www.raiplay.it/hbbtv/RaiPlay2020/index.html" calcext:value-type="string">
            <text:p>66:RaiPlay HbbTV:Rai 5 HD, Rai Radio2 Indie, Rai Radio1 Sport, Rai Radio1 Sport:https://www.raiplay.it/hbbtv/RaiPlay2020/index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data-hip-gcdn-skycdn-it.akamaized.net/iapp/produzione/hbbtv/Sat/index.html" xlink:type="simple">Hbbtv_Itv_Prod2</text:a></text:p>
          </table:table-cell>
          <table:table-cell office:value-type="string" calcext:value-type="string">
            <text:p>cielo, TV8</text:p>
          </table:table-cell>
          <table:table-cell/>
          <table:table-cell table:formula="of:=EXTRACTHYPERLINK(1;5;ROW())" office:value-type="string" office:string-value="https://data-hip-gcdn-skycdn-it.akamaized.net/iapp/produzione/hbbtv/Sat/index.html" calcext:value-type="string">
            <text:p>https://data-hip-gcdn-skycdn-it.akamaized.net/iapp/produzione/hbbtv/Sat/index.html</text:p>
          </table:table-cell>
          <table:table-cell table:formula="of:=CONCATENATE([.B5]; &quot;:&quot;; [.E5]; &quot;:&quot;; [.F5]; &quot;:&quot; ; [.H5])" office:value-type="string" office:string-value="14:Hbbtv_Itv_Prod2:cielo, TV8:https://data-hip-gcdn-skycdn-it.akamaized.net/iapp/produzione/hbbtv/Sat/index.html" calcext:value-type="string">
            <text:p>14:Hbbtv_Itv_Prod2:cielo, TV8:https://data-hip-gcdn-skycdn-it.akamaized.net/iapp/produzione/hbbtv/Sat/index.html</text:p>
          </table:table-cell>
        </table:table-row>
        <table:table-row table:style-name="ro1">
          <table:table-cell office:value-type="string" calcext:value-type="string">
            <text:p>00000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hbbtv.mediaset.net/app/mplayhbbtvgold/backdoor.shtml" xlink:type="simple">Enabler HbbTV 2</text:a></text:p>
          </table:table-cell>
          <table:table-cell office:value-type="string" calcext:value-type="string">
            <text:p>Rete 4 HD, Infinity</text:p>
          </table:table-cell>
          <table:table-cell/>
          <table:table-cell table:formula="of:=EXTRACTHYPERLINK(1;5;ROW())" office:value-type="string" office:string-value="http://hbbtv.mediaset.net/app/mplayhbbtvgold/backdoor.shtml" calcext:value-type="string">
            <text:p>http://hbbtv.mediaset.net/app/mplayhbbtvgold/backdoor.shtml</text:p>
          </table:table-cell>
          <table:table-cell table:formula="of:=CONCATENATE([.B6]; &quot;:&quot;; [.E6]; &quot;:&quot;; [.F6]; &quot;:&quot; ; [.H6])" office:value-type="string" office:string-value="3:Enabler HbbTV 2:Rete 4 HD, Infinity:http://hbbtv.mediaset.net/app/mplayhbbtvgold/backdoor.shtml" calcext:value-type="string">
            <text:p>3:Enabler HbbTV 2:Rete 4 HD, Infinity:http://hbbtv.mediaset.net/app/mplayhbbtvgold/backdoor.shtml</text:p>
          </table:table-cell>
        </table:table-row>
        <table:table-row table:style-name="ro1">
          <table:table-cell office:value-type="string" calcext:value-type="string">
            <text:p>00000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hbbtv.mediaset.net/app/mplayhbbtvgoldzoo/dev/index.html" xlink:type="simple">Enabler HbbTV DEV</text:a></text:p>
          </table:table-cell>
          <table:table-cell office:value-type="string" calcext:value-type="string">
            <text:p>Rete 4 HD, Infinity</text:p>
          </table:table-cell>
          <table:table-cell/>
          <table:table-cell table:formula="of:=EXTRACTHYPERLINK(1;5;ROW())" office:value-type="string" office:string-value="http://hbbtv.mediaset.net/app/mplayhbbtvgoldzoo/dev/index.html" calcext:value-type="string">
            <text:p>http://hbbtv.mediaset.net/app/mplayhbbtvgoldzoo/dev/index.html</text:p>
          </table:table-cell>
          <table:table-cell table:formula="of:=CONCATENATE([.B7]; &quot;:&quot;; [.E7]; &quot;:&quot;; [.F7]; &quot;:&quot; ; [.H7])" office:value-type="string" office:string-value="5:Enabler HbbTV DEV:Rete 4 HD, Infinity:http://hbbtv.mediaset.net/app/mplayhbbtvgoldzoo/dev/index.html" calcext:value-type="string">
            <text:p>5:Enabler HbbTV DEV:Rete 4 HD, Infinity:http://hbbtv.mediaset.net/app/mplayhbbtvgoldzoo/dev/index.html</text:p>
          </table:table-cell>
        </table:table-row>
        <table:table-row table:style-name="ro2">
          <table:table-cell office:value-type="string" calcext:value-type="string">
            <text:p>00001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bbTV - NOVE</text:p>
            <text:p>Blacklisted (Ad-/Tracking only)</text:p>
          </table:table-cell>
          <table:table-cell office:value-type="string" calcext:value-type="string">
            <text:p>Nove HD, NOVE</text:p>
          </table:table-cell>
          <table:table-cell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]; &quot;:&quot;; [.E8]; &quot;:&quot;; [.F8]; &quot;:&quot; ; [.H8])" office:value-type="string" office:string-value="3:HbbTV - NOVE&#10;Blacklisted (Ad-/Tracking only):Nove HD, NOVE:– no Hyperlink –" calcext:value-type="string">
            <text:p>3:HbbTV - NOVE</text:p>
            <text:p>Blacklisted (Ad-/Tracking only):Nove HD, NOVE:– no Hyperlink –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infinity-tivuon.infinitytv.it/hbbtv/index.html" xlink:type="simple">Infinity HbbTV</text:a></text:p>
          </table:table-cell>
          <table:table-cell office:value-type="string" calcext:value-type="string">
            <text:p>Rete 4 HD, Infinity</text:p>
          </table:table-cell>
          <table:table-cell/>
          <table:table-cell table:formula="of:=EXTRACTHYPERLINK(1;5;ROW())" office:value-type="string" office:string-value="https://infinity-tivuon.infinitytv.it/hbbtv/index.html" calcext:value-type="string">
            <text:p>https://infinity-tivuon.infinitytv.it/hbbtv/index.html</text:p>
          </table:table-cell>
          <table:table-cell table:formula="of:=CONCATENATE([.B9]; &quot;:&quot;; [.E9]; &quot;:&quot;; [.F9]; &quot;:&quot; ; [.H9])" office:value-type="string" office:string-value="8000:Infinity HbbTV:Rete 4 HD, Infinity:https://infinity-tivuon.infinitytv.it/hbbtv/index.html" calcext:value-type="string">
            <text:p>8000:Infinity HbbTV:Rete 4 HD, Infinity:https://infinity-tivuon.infinitytv.it/hbbtv/index.html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07" calcext:value-type="float">
            <text:p>800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mhptivu.mediaset.net/app/mplayhbbtvtivu/index.html" xlink:type="simple">Enabler HbbTV CPAS</text:a></text:p>
          </table:table-cell>
          <table:table-cell office:value-type="string" calcext:value-type="string">
            <text:p>Rete 4 HD, Infinity</text:p>
          </table:table-cell>
          <table:table-cell/>
          <table:table-cell table:formula="of:=EXTRACTHYPERLINK(1;5;ROW())" office:value-type="string" office:string-value="https://mhptivu.mediaset.net/app/mplayhbbtvtivu/index.html" calcext:value-type="string">
            <text:p>https://mhptivu.mediaset.net/app/mplayhbbtvtivu/index.html</text:p>
          </table:table-cell>
          <table:table-cell table:formula="of:=CONCATENATE([.B10]; &quot;:&quot;; [.E10]; &quot;:&quot;; [.F10]; &quot;:&quot; ; [.H10])" office:value-type="string" office:string-value="8007:Enabler HbbTV CPAS:Rete 4 HD, Infinity:https://mhptivu.mediaset.net/app/mplayhbbtvtivu/index.html" calcext:value-type="string">
            <text:p>8007:Enabler HbbTV CPAS:Rete 4 HD, Infinity:https://mhptivu.mediaset.net/app/mplayhbbtvtivu/index.html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tivuon-hbbtv-lativu.tivu-alchemy.net/index.html?configuration=prod" xlink:type="simple">La tivu Tivuon hbbtv app</text:a></text:p>
          </table:table-cell>
          <table:table-cell office:value-type="string" calcext:value-type="string">
            <text:p>Rete 4 HD, Infinity</text:p>
          </table:table-cell>
          <table:table-cell/>
          <table:table-cell table:formula="of:=EXTRACTHYPERLINK(1;5;ROW())" office:value-type="string" office:string-value="https://tivuon-hbbtv-lativu.tivu-alchemy.net/index.html?configuration=prod" calcext:value-type="string">
            <text:p>https://tivuon-hbbtv-lativu.tivu-alchemy.net/index.html?configuration=prod</text:p>
          </table:table-cell>
          <table:table-cell table:formula="of:=CONCATENATE([.B11]; &quot;:&quot;; [.E11]; &quot;:&quot;; [.F11]; &quot;:&quot; ; [.H11])" office:value-type="string" office:string-value="000B:La tivu Tivuon hbbtv app:Rete 4 HD, Infinity:https://tivuon-hbbtv-lativu.tivu-alchemy.net/index.html?configuration=prod" calcext:value-type="string">
            <text:p>000B:La tivu Tivuon hbbtv app:Rete 4 HD, Infinity:https://tivuon-hbbtv-lativu.tivu-alchemy.net/index.html?configuration=pro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app.hbbtv.zprmedia.pl/voxtv/application?provider=sat" xlink:type="simple">VOXTV</text:a></text:p>
          </table:table-cell>
          <table:table-cell office:value-type="string" calcext:value-type="string">
            <text:p>VOX MUSIC TV</text:p>
          </table:table-cell>
          <table:table-cell/>
          <table:table-cell table:formula="of:=EXTRACTHYPERLINK(1;5;ROW())" office:value-type="string" office:string-value="http://app.hbbtv.zprmedia.pl/voxtv/application?provider=sat" calcext:value-type="string">
            <text:p>http://app.hbbtv.zprmedia.pl/voxtv/application?provider=sat</text:p>
          </table:table-cell>
          <table:table-cell table:formula="of:=CONCATENATE([.B12]; &quot;:&quot;; [.E12]; &quot;:&quot;; [.F12]; &quot;:&quot; ; [.H12])" office:value-type="string" office:string-value="1:VOXTV:VOX MUSIC TV:http://app.hbbtv.zprmedia.pl/voxtv/application?provider=sat" calcext:value-type="string">
            <text:p>1:VOXTV:VOX MUSIC TV:http://app.hbbtv.zprmedia.pl/voxtv/application?provider=sa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app.hbbtv.zprmedia.pl/eskarocktv/application?provider=sat" xlink:type="simple">ESKAROCKTV</text:a></text:p>
          </table:table-cell>
          <table:table-cell office:value-type="string" calcext:value-type="string">
            <text:p>EskaROCK TV</text:p>
          </table:table-cell>
          <table:table-cell/>
          <table:table-cell table:formula="of:=EXTRACTHYPERLINK(1;5;ROW())" office:value-type="string" office:string-value="http://app.hbbtv.zprmedia.pl/eskarocktv/application?provider=sat" calcext:value-type="string">
            <text:p>http://app.hbbtv.zprmedia.pl/eskarocktv/application?provider=sat</text:p>
          </table:table-cell>
          <table:table-cell table:formula="of:=CONCATENATE([.B13]; &quot;:&quot;; [.E13]; &quot;:&quot;; [.F13]; &quot;:&quot; ; [.H13])" office:value-type="string" office:string-value="1:ESKAROCKTV:EskaROCK TV:http://app.hbbtv.zprmedia.pl/eskarocktv/application?provider=sat" calcext:value-type="string">
            <text:p>1:ESKAROCKTV:EskaROCK TV:http://app.hbbtv.zprmedia.pl/eskarocktv/application?provider=sa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bbcfirst.hbbtv.admongrel.com/index.html" xlink:type="simple">BBCFirst</text:a></text:p>
          </table:table-cell>
          <table:table-cell office:value-type="string" calcext:value-type="string">
            <text:p>BBC FIRST</text:p>
          </table:table-cell>
          <table:table-cell/>
          <table:table-cell table:formula="of:=EXTRACTHYPERLINK(1;5;ROW())" office:value-type="string" office:string-value="http://bbcfirst.hbbtv.admongrel.com/index.html" calcext:value-type="string">
            <text:p>http://bbcfirst.hbbtv.admongrel.com/index.html</text:p>
          </table:table-cell>
          <table:table-cell table:formula="of:=CONCATENATE([.B14]; &quot;:&quot;; [.E14]; &quot;:&quot;; [.F14]; &quot;:&quot; ; [.H14])" office:value-type="string" office:string-value="1:BBCFirst:BBC FIRST:http://bbcfirst.hbbtv.admongrel.com/index.html" calcext:value-type="string">
            <text:p>1:BBCFirst:BBC FIRST:http://bbcfirst.hbbtv.admongrel.com/index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s-002.hybra.tv/hbbtv/tvn-sattv/switch/dvb-s_tvn_hd.php" xlink:type="simple">DVB_S HD TVN</text:a></text:p>
          </table:table-cell>
          <table:table-cell office:value-type="string" calcext:value-type="string">
            <text:p>TVN HD</text:p>
          </table:table-cell>
          <table:table-cell/>
          <table:table-cell table:formula="of:=EXTRACTHYPERLINK(1;5;ROW())" office:value-type="string" office:string-value="http://s-002.hybra.tv/hbbtv/tvn-sattv/switch/dvb-s_tvn_hd.php" calcext:value-type="string">
            <text:p>http://s-002.hybra.tv/hbbtv/tvn-sattv/switch/dvb-s_tvn_hd.php</text:p>
          </table:table-cell>
          <table:table-cell table:formula="of:=CONCATENATE([.B15]; &quot;:&quot;; [.E15]; &quot;:&quot;; [.F15]; &quot;:&quot; ; [.H15])" office:value-type="string" office:string-value="2:DVB_S HD TVN:TVN HD:http://s-002.hybra.tv/hbbtv/tvn-sattv/switch/dvb-s_tvn_hd.php" calcext:value-type="string">
            <text:p>2:DVB_S HD TVN:TVN HD:http://s-002.hybra.tv/hbbtv/tvn-sattv/switch/dvb-s_tvn_hd.php</text:p>
          </table:table-cell>
        </table:table-row>
        <table:table-row table:style-name="ro1">
          <table:table-cell office:value-type="string" calcext:value-type="string">
            <text:p>00000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hbbtv.rds.radio/" xlink:type="simple">RDS Social Tv Launcher Test </text:a></text:p>
          </table:table-cell>
          <table:table-cell office:value-type="string" calcext:value-type="string">
            <text:p>RDS Social TV</text:p>
          </table:table-cell>
          <table:table-cell/>
          <table:table-cell table:formula="of:=EXTRACTHYPERLINK(1;5;ROW())" office:value-type="string" office:string-value="http://hbbtv.rds.radio/" calcext:value-type="string">
            <text:p>http://hbbtv.rds.radio/</text:p>
          </table:table-cell>
          <table:table-cell table:formula="of:=CONCATENATE([.B16]; &quot;:&quot;; [.E16]; &quot;:&quot;; [.F16]; &quot;:&quot; ; [.H16])" office:value-type="string" office:string-value="0:RDS Social Tv Launcher Test :RDS Social TV:http://hbbtv.rds.radio/" calcext:value-type="string">
            <text:p>0:RDS Social Tv Launcher Test :RDS Social TV:http://hbbtv.rds.radio/</text:p>
          </table:table-cell>
        </table:table-row>
        <table:table-row table:style-name="ro1">
          <table:table-cell office:value-type="string" calcext:value-type="string">
            <text:p>0000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icareus-cache.secure2.footprint.net/hbbtv/launcher/index.html?appId=12189782" xlink:type="simple">Promo Telespazio Launcher</text:a></text:p>
          </table:table-cell>
          <table:table-cell office:value-type="string" calcext:value-type="string">
            <text:p> </text:p>
          </table:table-cell>
          <table:table-cell/>
          <table:table-cell table:formula="of:=EXTRACTHYPERLINK(1;5;ROW())" office:value-type="string" office:string-value="https://icareus-cache.secure2.footprint.net/hbbtv/launcher/index.html?appId=12189782" calcext:value-type="string">
            <text:p>https://icareus-cache.secure2.footprint.net/hbbtv/launcher/index.html?appId=12189782</text:p>
          </table:table-cell>
          <table:table-cell table:formula="of:=CONCATENATE([.B17]; &quot;:&quot;; [.E17]; &quot;:&quot;; [.F17]; &quot;:&quot; ; [.H17])" office:value-type="string" office:string-value="1:Promo Telespazio Launcher: :https://icareus-cache.secure2.footprint.net/hbbtv/launcher/index.html?appId=12189782" calcext:value-type="string">
            <text:p>1:Promo Telespazio Launcher: :https://icareus-cache.secure2.footprint.net/hbbtv/launcher/index.html?appId=12189782</text:p>
          </table:table-cell>
        </table:table-row>
        <table:table-row table:style-name="ro1">
          <table:table-cell office:value-type="string" calcext:value-type="string">
            <text:p>0000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kineton.it/hbbtv/kisskiss/kisskisschannel/index.html" xlink:type="simple">Kiss Kiss TV </text:a></text:p>
          </table:table-cell>
          <table:table-cell office:value-type="string" calcext:value-type="string">
            <text:p>Radio Kiss Kiss Tv</text:p>
          </table:table-cell>
          <table:table-cell/>
          <table:table-cell table:formula="of:=EXTRACTHYPERLINK(1;5;ROW())" office:value-type="string" office:string-value="http://www.kineton.it/hbbtv/kisskiss/kisskisschannel/index.html" calcext:value-type="string">
            <text:p>http://www.kineton.it/hbbtv/kisskiss/kisskisschannel/index.html</text:p>
          </table:table-cell>
          <table:table-cell table:formula="of:=CONCATENATE([.B18]; &quot;:&quot;; [.E18]; &quot;:&quot;; [.F18]; &quot;:&quot; ; [.H18])" office:value-type="string" office:string-value="1:Kiss Kiss TV :Radio Kiss Kiss Tv:http://www.kineton.it/hbbtv/kisskiss/kisskisschannel/index.html" calcext:value-type="string">
            <text:p>1:Kiss Kiss TV :Radio Kiss Kiss Tv:http://www.kineton.it/hbbtv/kisskiss/kisskisschannel/index.html</text:p>
          </table:table-cell>
        </table:table-row>
        <table:table-row table:style-name="ro2">
          <table:table-cell office:value-type="string" calcext:value-type="string">
            <text:p>00001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bbTV - DMAX</text:p>
            <text:p>Blacklisted (Ad-/Tracking only)</text:p>
          </table:table-cell>
          <table:table-cell office:value-type="string" calcext:value-type="string">
            <text:p>DMAX HD</text:p>
          </table:table-cell>
          <table:table-cell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]; &quot;:&quot;; [.E19]; &quot;:&quot;; [.F19]; &quot;:&quot; ; [.H19])" office:value-type="string" office:string-value="1:HbbTV - DMAX&#10;Blacklisted (Ad-/Tracking only):DMAX HD:– no Hyperlink –" calcext:value-type="string">
            <text:p>1:HbbTV - DMAX</text:p>
            <text:p>Blacklisted (Ad-/Tracking only):DMAX HD:– no Hyperlink –</text:p>
          </table:table-cell>
        </table:table-row>
        <table:table-row table:style-name="ro2">
          <table:table-cell office:value-type="string" calcext:value-type="string">
            <text:p>00001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bbTV - Real Time</text:p>
            <text:p>Blacklisted (Ad-/Tracking only)</text:p>
          </table:table-cell>
          <table:table-cell office:value-type="string" calcext:value-type="string">
            <text:p>Real Time HD</text:p>
          </table:table-cell>
          <table:table-cell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]; &quot;:&quot;; [.E20]; &quot;:&quot;; [.F20]; &quot;:&quot; ; [.H20])" office:value-type="string" office:string-value="2:HbbTV - Real Time&#10;Blacklisted (Ad-/Tracking only):Real Time HD:– no Hyperlink –" calcext:value-type="string">
            <text:p>2:HbbTV - Real Time</text:p>
            <text:p>Blacklisted (Ad-/Tracking only):Real Time HD:– no Hyperlink –</text:p>
          </table:table-cell>
        </table:table-row>
        <table:table-row table:style-name="ro1">
          <table:table-cell office:value-type="string" calcext:value-type="string">
            <text:p>0000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hbbtv.serverside.ai/giallo/app.html?cid=1801&amp;r=2&amp;d=1" xlink:type="simple">HbbTV - GIALLO</text:a></text:p>
          </table:table-cell>
          <table:table-cell office:value-type="string" calcext:value-type="string">
            <text:p>Giallo HD</text:p>
          </table:table-cell>
          <table:table-cell/>
          <table:table-cell table:formula="of:=EXTRACTHYPERLINK(1;5;ROW())" office:value-type="string" office:string-value="http://hbbtv.serverside.ai/giallo/app.html?cid=1801&amp;r=2&amp;d=1" calcext:value-type="string">
            <text:p>http://hbbtv.serverside.ai/giallo/app.html?cid=1801&amp;r=2&amp;d=1</text:p>
          </table:table-cell>
          <table:table-cell table:formula="of:=CONCATENATE([.B21]; &quot;:&quot;; [.E21]; &quot;:&quot;; [.F21]; &quot;:&quot; ; [.H21])" office:value-type="string" office:string-value="4:HbbTV - GIALLO:Giallo HD:http://hbbtv.serverside.ai/giallo/app.html?cid=1801&amp;r=2&amp;d=1" calcext:value-type="string">
            <text:p>4:HbbTV - GIALLO:Giallo HD:http://hbbtv.serverside.ai/giallo/app.html?cid=1801&amp;r=2&amp;d=1</text:p>
          </table:table-cell>
        </table:table-row>
        <table:table-row table:style-name="ro2">
          <table:table-cell office:value-type="string" calcext:value-type="string">
            <text:p>00001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bbTV - Motor Trend</text:p>
            <text:p>Blacklisted (Ad-/Tracking only)</text:p>
          </table:table-cell>
          <table:table-cell office:value-type="string" calcext:value-type="string">
            <text:p>MotorTrend HD</text:p>
          </table:table-cell>
          <table:table-cell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]; &quot;:&quot;; [.E22]; &quot;:&quot;; [.F22]; &quot;:&quot; ; [.H22])" office:value-type="string" office:string-value="5:HbbTV - Motor Trend&#10;Blacklisted (Ad-/Tracking only):MotorTrend HD:– no Hyperlink –" calcext:value-type="string">
            <text:p>5:HbbTV - Motor Trend</text:p>
            <text:p>Blacklisted (Ad-/Tracking only):MotorTrend HD:– no Hyperlink –</text:p>
          </table:table-cell>
        </table:table-row>
        <table:table-row table:style-name="ro1">
          <table:table-cell office:value-type="string" calcext:value-type="string">
            <text:p>00001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cdn.rtl.it/hbbtv.rtl.it/rtlchannel/index.html" xlink:type="simple">HbbTV - RTL102.5</text:a></text:p>
          </table:table-cell>
          <table:table-cell office:value-type="string" calcext:value-type="string">
            <text:p>RTL 102.5 HD</text:p>
          </table:table-cell>
          <table:table-cell/>
          <table:table-cell table:formula="of:=EXTRACTHYPERLINK(1;5;ROW())" office:value-type="string" office:string-value="https://cdn.rtl.it/hbbtv.rtl.it/rtlchannel/index.html" calcext:value-type="string">
            <text:p>https://cdn.rtl.it/hbbtv.rtl.it/rtlchannel/index.html</text:p>
          </table:table-cell>
          <table:table-cell table:formula="of:=CONCATENATE([.B23]; &quot;:&quot;; [.E23]; &quot;:&quot;; [.F23]; &quot;:&quot; ; [.H23])" office:value-type="string" office:string-value="11:HbbTV - RTL102.5:RTL 102.5 HD:https://cdn.rtl.it/hbbtv.rtl.it/rtlchannel/index.html" calcext:value-type="string">
            <text:p>11:HbbTV - RTL102.5:RTL 102.5 HD:https://cdn.rtl.it/hbbtv.rtl.it/rtlchannel/index.html</text:p>
          </table:table-cell>
        </table:table-row>
        <table:table-row table:style-name="ro3">
          <table:table-cell office:value-type="string" calcext:value-type="string">
            <text:p>00001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bbTV - K2</text:p>
            <text:p>Blacklisted (Ad-/Tracking only)</text:p>
          </table:table-cell>
          <table:table-cell office:value-type="string" calcext:value-type="string">
            <text:p>K2</text:p>
          </table:table-cell>
          <table:table-cell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]; &quot;:&quot;; [.E24]; &quot;:&quot;; [.F24]; &quot;:&quot; ; [.H24])" office:value-type="string" office:string-value="12:HbbTV - K2&#10;Blacklisted (Ad-/Tracking only):K2:– no Hyperlink –" calcext:value-type="string">
            <text:p>12:HbbTV - K2</text:p>
            <text:p>Blacklisted (Ad-/Tracking only):K2:– no Hyperlink –</text:p>
          </table:table-cell>
        </table:table-row>
        <table:table-row table:style-name="ro2">
          <table:table-cell office:value-type="string" calcext:value-type="string">
            <text:p>00001D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bbTV - frisbee</text:p>
            <text:p>Blacklisted (Ad-/Tracking only)</text:p>
          </table:table-cell>
          <table:table-cell office:value-type="string" calcext:value-type="string">
            <text:p>-frisbee-</text:p>
          </table:table-cell>
          <table:table-cell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5]; &quot;:&quot;; [.E25]; &quot;:&quot;; [.F25]; &quot;:&quot; ; [.H25])" office:value-type="string" office:string-value="13:HbbTV - frisbee&#10;Blacklisted (Ad-/Tracking only):-frisbee-:– no Hyperlink –" calcext:value-type="string">
            <text:p>13:HbbTV - frisbee</text:p>
            <text:p>Blacklisted (Ad-/Tracking only):-frisbee-:– no Hyperlink –</text:p>
          </table:table-cell>
        </table:table-row>
        <table:table-row table:style-name="ro1">
          <table:table-cell office:value-type="string" calcext:value-type="string">
            <text:p>00001D</text:p>
          </table:table-cell>
          <table:table-cell office:value-type="string" calcext:value-type="string">
            <text:p>001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cdn.radiofreccia.it/hbbtv.radiofreccia.it/radiofrecciachannel/index.html" xlink:type="simple">HbbTV - RADIOFRECCIA</text:a></text:p>
          </table:table-cell>
          <table:table-cell office:value-type="string" calcext:value-type="string">
            <text:p>RADIOFRECCIA HD</text:p>
          </table:table-cell>
          <table:table-cell/>
          <table:table-cell table:formula="of:=EXTRACTHYPERLINK(1;5;ROW())" office:value-type="string" office:string-value="https://cdn.radiofreccia.it/hbbtv.radiofreccia.it/radiofrecciachannel/index.html" calcext:value-type="string">
            <text:p>https://cdn.radiofreccia.it/hbbtv.radiofreccia.it/radiofrecciachannel/index.html</text:p>
          </table:table-cell>
          <table:table-cell table:formula="of:=CONCATENATE([.B26]; &quot;:&quot;; [.E26]; &quot;:&quot;; [.F26]; &quot;:&quot; ; [.H26])" office:value-type="string" office:string-value="001E:HbbTV - RADIOFRECCIA:RADIOFRECCIA HD:https://cdn.radiofreccia.it/hbbtv.radiofreccia.it/radiofrecciachannel/index.html" calcext:value-type="string">
            <text:p>001E:HbbTV - RADIOFRECCIA:RADIOFRECCIA HD:https://cdn.radiofreccia.it/hbbtv.radiofreccia.it/radiofrecciachannel/index.html</text:p>
          </table:table-cell>
        </table:table-row>
        <table:table-row table:style-name="ro1">
          <table:table-cell office:value-type="string" calcext:value-type="string">
            <text:p>00001D</text:p>
          </table:table-cell>
          <table:table-cell office:value-type="string" calcext:value-type="string">
            <text:p>001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s://cdn.radiozeta.it/hbbtv.radiozeta.it/radiozetachannel/index.html" xlink:type="simple">HbbTV - RADIOZETA</text:a></text:p>
          </table:table-cell>
          <table:table-cell office:value-type="string" calcext:value-type="string">
            <text:p>RADIO ZETA HD</text:p>
          </table:table-cell>
          <table:table-cell/>
          <table:table-cell table:formula="of:=EXTRACTHYPERLINK(1;5;ROW())" office:value-type="string" office:string-value="https://cdn.radiozeta.it/hbbtv.radiozeta.it/radiozetachannel/index.html" calcext:value-type="string">
            <text:p>https://cdn.radiozeta.it/hbbtv.radiozeta.it/radiozetachannel/index.html</text:p>
          </table:table-cell>
          <table:table-cell table:formula="of:=CONCATENATE([.B27]; &quot;:&quot;; [.E27]; &quot;:&quot;; [.F27]; &quot;:&quot; ; [.H27])" office:value-type="string" office:string-value="001F:HbbTV - RADIOZETA:RADIO ZETA HD:https://cdn.radiozeta.it/hbbtv.radiozeta.it/radiozetachannel/index.html" calcext:value-type="string">
            <text:p>001F:HbbTV - RADIOZETA:RADIO ZETA HD:https://cdn.radiozeta.it/hbbtv.radiozeta.it/radiozetachannel/index.htm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demo.swisstxt.ch/v3/index.html?customer=srf&amp;channel=srf1&amp;route=password" xlink:type="simple">Test14054_StartApp</text:a></text:p>
          </table:table-cell>
          <table:table-cell office:value-type="string" calcext:value-type="string">
            <text:p>Test14054</text:p>
          </table:table-cell>
          <table:table-cell/>
          <table:table-cell table:formula="of:=EXTRACTHYPERLINK(1;5;ROW())" office:value-type="string" office:string-value="http://hbbtvdemo.swisstxt.ch/v3/index.html?customer=srf&amp;channel=srf1&amp;route=password" calcext:value-type="string">
            <text:p>http://hbbtvdemo.swisstxt.ch/v3/index.html?customer=srf&amp;channel=srf1&amp;route=password</text:p>
          </table:table-cell>
          <table:table-cell table:formula="of:=CONCATENATE([.B28]; &quot;:&quot;; [.E28]; &quot;:&quot;; [.F28]; &quot;:&quot; ; [.H28])" office:value-type="string" office:string-value="1:Test14054_StartApp:Test14054:http://hbbtvdemo.swisstxt.ch/v3/index.html?customer=srf&amp;channel=srf1&amp;route=password" calcext:value-type="string">
            <text:p>1:Test14054_StartApp:Test14054:http://hbbtvdemo.swisstxt.ch/v3/index.html?customer=srf&amp;channel=srf1&amp;route=passwor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demo.swisstxt.ch/V2/RSI/RSI1/Password/index.html" xlink:type="simple">TST_RSI_StartApp</text:a></text:p>
          </table:table-cell>
          <table:table-cell office:value-type="string" calcext:value-type="string">
            <text:p>Test17205</text:p>
          </table:table-cell>
          <table:table-cell/>
          <table:table-cell table:formula="of:=EXTRACTHYPERLINK(1;5;ROW())" office:value-type="string" office:string-value="http://hbbtvdemo.swisstxt.ch/V2/RSI/RSI1/Password/index.html" calcext:value-type="string">
            <text:p>http://hbbtvdemo.swisstxt.ch/V2/RSI/RSI1/Password/index.html</text:p>
          </table:table-cell>
          <table:table-cell table:formula="of:=CONCATENATE([.B29]; &quot;:&quot;; [.E29]; &quot;:&quot;; [.F29]; &quot;:&quot; ; [.H29])" office:value-type="string" office:string-value="1:TST_RSI_StartApp:Test17205:http://hbbtvdemo.swisstxt.ch/V2/RSI/RSI1/Password/index.html" calcext:value-type="string">
            <text:p>1:TST_RSI_StartApp:Test17205:http://hbbtvdemo.swisstxt.ch/V2/RSI/RSI1/Password/index.htm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srf&amp;channel=srfinfo" xlink:type="simple">SRFinfo_StartApp</text:a></text:p>
          </table:table-cell>
          <table:table-cell office:value-type="string" calcext:value-type="string">
            <text:p>SRF info HD</text:p>
          </table:table-cell>
          <table:table-cell/>
          <table:table-cell table:formula="of:=EXTRACTHYPERLINK(1;5;ROW())" office:value-type="string" office:string-value="http://hbbtv.swisstxt.ch/V3/index.html?customer=srf&amp;channel=srfinfo" calcext:value-type="string">
            <text:p>http://hbbtv.swisstxt.ch/V3/index.html?customer=srf&amp;channel=srfinfo</text:p>
          </table:table-cell>
          <table:table-cell table:formula="of:=CONCATENATE([.B30]; &quot;:&quot;; [.E30]; &quot;:&quot;; [.F30]; &quot;:&quot; ; [.H30])" office:value-type="string" office:string-value="65:SRFinfo_StartApp:SRF info HD:http://hbbtv.swisstxt.ch/V3/index.html?customer=srf&amp;channel=srfinfo" calcext:value-type="string">
            <text:p>65:SRFinfo_StartApp:SRF info HD:http://hbbtv.swisstxt.ch/V3/index.html?customer=srf&amp;channel=srfinf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rsi&amp;channel=rsi1" xlink:type="simple">RSI1_StartApp</text:a></text:p>
          </table:table-cell>
          <table:table-cell office:value-type="string" calcext:value-type="string">
            <text:p>RSI LA 1 HD</text:p>
          </table:table-cell>
          <table:table-cell/>
          <table:table-cell table:formula="of:=EXTRACTHYPERLINK(1;5;ROW())" office:value-type="string" office:string-value="http://hbbtv.swisstxt.ch/v3/index.html?customer=rsi&amp;channel=rsi1" calcext:value-type="string">
            <text:p>http://hbbtv.swisstxt.ch/v3/index.html?customer=rsi&amp;channel=rsi1</text:p>
          </table:table-cell>
          <table:table-cell table:formula="of:=CONCATENATE([.B31]; &quot;:&quot;; [.E31]; &quot;:&quot;; [.F31]; &quot;:&quot; ; [.H31])" office:value-type="string" office:string-value="65:RSI1_StartApp:RSI LA 1 HD:http://hbbtv.swisstxt.ch/v3/index.html?customer=rsi&amp;channel=rsi1" calcext:value-type="string">
            <text:p>65:RSI1_StartApp:RSI LA 1 HD:http://hbbtv.swisstxt.ch/v3/index.html?customer=rsi&amp;channel=rsi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rsi&amp;channel=rsi2" xlink:type="simple">RSI2_StartApp</text:a></text:p>
          </table:table-cell>
          <table:table-cell office:value-type="string" calcext:value-type="string">
            <text:p>RSI LA 2 HD</text:p>
          </table:table-cell>
          <table:table-cell/>
          <table:table-cell table:formula="of:=EXTRACTHYPERLINK(1;5;ROW())" office:value-type="string" office:string-value="http://hbbtv.swisstxt.ch/v3/index.html?customer=rsi&amp;channel=rsi2" calcext:value-type="string">
            <text:p>http://hbbtv.swisstxt.ch/v3/index.html?customer=rsi&amp;channel=rsi2</text:p>
          </table:table-cell>
          <table:table-cell table:formula="of:=CONCATENATE([.B32]; &quot;:&quot;; [.E32]; &quot;:&quot;; [.F32]; &quot;:&quot; ; [.H32])" office:value-type="string" office:string-value="65:RSI2_StartApp:RSI LA 2 HD:http://hbbtv.swisstxt.ch/v3/index.html?customer=rsi&amp;channel=rsi2" calcext:value-type="string">
            <text:p>65:RSI2_StartApp:RSI LA 2 HD:http://hbbtv.swisstxt.ch/v3/index.html?customer=rsi&amp;channel=rsi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srf&amp;channel=srf1" xlink:type="simple">SRF1_StartApp</text:a></text:p>
          </table:table-cell>
          <table:table-cell office:value-type="string" calcext:value-type="string">
            <text:p>SRF 1 HD</text:p>
          </table:table-cell>
          <table:table-cell/>
          <table:table-cell table:formula="of:=EXTRACTHYPERLINK(1;5;ROW())" office:value-type="string" office:string-value="http://hbbtv.swisstxt.ch/v3/index.html?customer=srf&amp;channel=srf1" calcext:value-type="string">
            <text:p>http://hbbtv.swisstxt.ch/v3/index.html?customer=srf&amp;channel=srf1</text:p>
          </table:table-cell>
          <table:table-cell table:formula="of:=CONCATENATE([.B33]; &quot;:&quot;; [.E33]; &quot;:&quot;; [.F33]; &quot;:&quot; ; [.H33])" office:value-type="string" office:string-value="65:SRF1_StartApp:SRF 1 HD:http://hbbtv.swisstxt.ch/v3/index.html?customer=srf&amp;channel=srf1" calcext:value-type="string">
            <text:p>65:SRF1_StartApp:SRF 1 HD:http://hbbtv.swisstxt.ch/v3/index.html?customer=srf&amp;channel=srf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srf&amp;channel=srf2" xlink:type="simple">SRF2_StartApp</text:a></text:p>
          </table:table-cell>
          <table:table-cell office:value-type="string" calcext:value-type="string">
            <text:p>SRF zwei HD</text:p>
          </table:table-cell>
          <table:table-cell/>
          <table:table-cell table:formula="of:=EXTRACTHYPERLINK(1;5;ROW())" office:value-type="string" office:string-value="http://hbbtv.swisstxt.ch/v3/index.html?customer=srf&amp;channel=srf2" calcext:value-type="string">
            <text:p>http://hbbtv.swisstxt.ch/v3/index.html?customer=srf&amp;channel=srf2</text:p>
          </table:table-cell>
          <table:table-cell table:formula="of:=CONCATENATE([.B34]; &quot;:&quot;; [.E34]; &quot;:&quot;; [.F34]; &quot;:&quot; ; [.H34])" office:value-type="string" office:string-value="65:SRF2_StartApp:SRF zwei HD:http://hbbtv.swisstxt.ch/v3/index.html?customer=srf&amp;channel=srf2" calcext:value-type="string">
            <text:p>65:SRF2_StartApp:SRF zwei HD:http://hbbtv.swisstxt.ch/v3/index.html?customer=srf&amp;channel=srf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rts&amp;channel=rts1" xlink:type="simple">RTS1_StartApp</text:a></text:p>
          </table:table-cell>
          <table:table-cell office:value-type="string" calcext:value-type="string">
            <text:p>RTS Un HD</text:p>
          </table:table-cell>
          <table:table-cell/>
          <table:table-cell table:formula="of:=EXTRACTHYPERLINK(1;5;ROW())" office:value-type="string" office:string-value="http://hbbtv.swisstxt.ch/v3/index.html?customer=rts&amp;channel=rts1" calcext:value-type="string">
            <text:p>http://hbbtv.swisstxt.ch/v3/index.html?customer=rts&amp;channel=rts1</text:p>
          </table:table-cell>
          <table:table-cell table:formula="of:=CONCATENATE([.B35]; &quot;:&quot;; [.E35]; &quot;:&quot;; [.F35]; &quot;:&quot; ; [.H35])" office:value-type="string" office:string-value="65:RTS1_StartApp:RTS Un HD:http://hbbtv.swisstxt.ch/v3/index.html?customer=rts&amp;channel=rts1" calcext:value-type="string">
            <text:p>65:RTS1_StartApp:RTS Un HD:http://hbbtv.swisstxt.ch/v3/index.html?customer=rts&amp;channel=rts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hbbtv.swisstxt.ch/v3/index.html?customer=rts&amp;channel=rts2" xlink:type="simple">RTS2_StartApp</text:a></text:p>
          </table:table-cell>
          <table:table-cell office:value-type="string" calcext:value-type="string">
            <text:p>RTS Deux HD</text:p>
          </table:table-cell>
          <table:table-cell/>
          <table:table-cell table:formula="of:=EXTRACTHYPERLINK(1;5;ROW())" office:value-type="string" office:string-value="http://hbbtv.swisstxt.ch/v3/index.html?customer=rts&amp;channel=rts2" calcext:value-type="string">
            <text:p>http://hbbtv.swisstxt.ch/v3/index.html?customer=rts&amp;channel=rts2</text:p>
          </table:table-cell>
          <table:table-cell table:formula="of:=CONCATENATE([.B36]; &quot;:&quot;; [.E36]; &quot;:&quot;; [.F36]; &quot;:&quot; ; [.H36])" office:value-type="string" office:string-value="65:RTS2_StartApp:RTS Deux HD:http://hbbtv.swisstxt.ch/v3/index.html?customer=rts&amp;channel=rts2" calcext:value-type="string">
            <text:p>65:RTS2_StartApp:RTS Deux HD:http://hbbtv.swisstxt.ch/v3/index.html?customer=rts&amp;channel=rts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hbbtvdemo.swisstxt.ch/v3/app.html#/v:promo/v:launchbar/a:teletext/v:teletext/a:100" xlink:type="simple">Test14054_TXT</text:a></text:p>
          </table:table-cell>
          <table:table-cell office:value-type="string" calcext:value-type="string">
            <text:p>Test14054</text:p>
          </table:table-cell>
          <table:table-cell/>
          <table:table-cell table:formula="of:=EXTRACTHYPERLINK(1;5;ROW())" office:value-type="string" office:string-value="http://hbbtvdemo.swisstxt.ch/v3/app.html#/v:promo/v:launchbar/a:teletext/v:teletext/a:100" calcext:value-type="string">
            <text:p>http://hbbtvdemo.swisstxt.ch/v3/app.html#/v:promo/v:launchbar/a:teletext/v:teletext/a:100</text:p>
          </table:table-cell>
          <table:table-cell table:formula="of:=CONCATENATE([.B37]; &quot;:&quot;; [.E37]; &quot;:&quot;; [.F37]; &quot;:&quot; ; [.H37])" office:value-type="string" office:string-value="66:Test14054_TXT:Test14054:http://hbbtvdemo.swisstxt.ch/v3/app.html#/v:promo/v:launchbar/a:teletext/v:teletext/a:100" calcext:value-type="string">
            <text:p>66:Test14054_TXT:Test14054:http://hbbtvdemo.swisstxt.ch/v3/app.html#/v:promo/v:launchbar/a:teletext/v:teletext/a:100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38]; &quot;:&quot;; [.E38]; &quot;:&quot;; [.F38]; &quot;:&quot; ; [.H3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39]; &quot;:&quot;; [.E39]; &quot;:&quot;; [.F39]; &quot;:&quot; ; [.H3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0]; &quot;:&quot;; [.E40]; &quot;:&quot;; [.F40]; &quot;:&quot; ; [.H4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1]; &quot;:&quot;; [.E41]; &quot;:&quot;; [.F41]; &quot;:&quot; ; [.H4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2]; &quot;:&quot;; [.E42]; &quot;:&quot;; [.F42]; &quot;:&quot; ; [.H4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3]; &quot;:&quot;; [.E43]; &quot;:&quot;; [.F43]; &quot;:&quot; ; [.H4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4]; &quot;:&quot;; [.E44]; &quot;:&quot;; [.F44]; &quot;:&quot; ; [.H4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5]; &quot;:&quot;; [.E45]; &quot;:&quot;; [.F45]; &quot;:&quot; ; [.H4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6]; &quot;:&quot;; [.E46]; &quot;:&quot;; [.F46]; &quot;:&quot; ; [.H4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7]; &quot;:&quot;; [.E47]; &quot;:&quot;; [.F47]; &quot;:&quot; ; [.H4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8]; &quot;:&quot;; [.E48]; &quot;:&quot;; [.F48]; &quot;:&quot; ; [.H4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49]; &quot;:&quot;; [.E49]; &quot;:&quot;; [.F49]; &quot;:&quot; ; [.H4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0]; &quot;:&quot;; [.E50]; &quot;:&quot;; [.F50]; &quot;:&quot; ; [.H5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1]; &quot;:&quot;; [.E51]; &quot;:&quot;; [.F51]; &quot;:&quot; ; [.H5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2]; &quot;:&quot;; [.E52]; &quot;:&quot;; [.F52]; &quot;:&quot; ; [.H5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3]; &quot;:&quot;; [.E53]; &quot;:&quot;; [.F53]; &quot;:&quot; ; [.H5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4]; &quot;:&quot;; [.E54]; &quot;:&quot;; [.F54]; &quot;:&quot; ; [.H5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5]; &quot;:&quot;; [.E55]; &quot;:&quot;; [.F55]; &quot;:&quot; ; [.H5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6]; &quot;:&quot;; [.E56]; &quot;:&quot;; [.F56]; &quot;:&quot; ; [.H5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7]; &quot;:&quot;; [.E57]; &quot;:&quot;; [.F57]; &quot;:&quot; ; [.H5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8]; &quot;:&quot;; [.E58]; &quot;:&quot;; [.F58]; &quot;:&quot; ; [.H5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59]; &quot;:&quot;; [.E59]; &quot;:&quot;; [.F59]; &quot;:&quot; ; [.H5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0]; &quot;:&quot;; [.E60]; &quot;:&quot;; [.F60]; &quot;:&quot; ; [.H6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1]; &quot;:&quot;; [.E61]; &quot;:&quot;; [.F61]; &quot;:&quot; ; [.H6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2]; &quot;:&quot;; [.E62]; &quot;:&quot;; [.F62]; &quot;:&quot; ; [.H6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3]; &quot;:&quot;; [.E63]; &quot;:&quot;; [.F63]; &quot;:&quot; ; [.H6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4]; &quot;:&quot;; [.E64]; &quot;:&quot;; [.F64]; &quot;:&quot; ; [.H6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5]; &quot;:&quot;; [.E65]; &quot;:&quot;; [.F65]; &quot;:&quot; ; [.H6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6]; &quot;:&quot;; [.E66]; &quot;:&quot;; [.F66]; &quot;:&quot; ; [.H6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7]; &quot;:&quot;; [.E67]; &quot;:&quot;; [.F67]; &quot;:&quot; ; [.H6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8]; &quot;:&quot;; [.E68]; &quot;:&quot;; [.F68]; &quot;:&quot; ; [.H6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9]; &quot;:&quot;; [.E69]; &quot;:&quot;; [.F69]; &quot;:&quot; ; [.H6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0]; &quot;:&quot;; [.E70]; &quot;:&quot;; [.F70]; &quot;:&quot; ; [.H7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1]; &quot;:&quot;; [.E71]; &quot;:&quot;; [.F71]; &quot;:&quot; ; [.H7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2]; &quot;:&quot;; [.E72]; &quot;:&quot;; [.F72]; &quot;:&quot; ; [.H7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3]; &quot;:&quot;; [.E73]; &quot;:&quot;; [.F73]; &quot;:&quot; ; [.H7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4]; &quot;:&quot;; [.E74]; &quot;:&quot;; [.F74]; &quot;:&quot; ; [.H7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5]; &quot;:&quot;; [.E75]; &quot;:&quot;; [.F75]; &quot;:&quot; ; [.H7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6]; &quot;:&quot;; [.E76]; &quot;:&quot;; [.F76]; &quot;:&quot; ; [.H7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7]; &quot;:&quot;; [.E77]; &quot;:&quot;; [.F77]; &quot;:&quot; ; [.H7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8]; &quot;:&quot;; [.E78]; &quot;:&quot;; [.F78]; &quot;:&quot; ; [.H7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9]; &quot;:&quot;; [.E79]; &quot;:&quot;; [.F79]; &quot;:&quot; ; [.H7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0]; &quot;:&quot;; [.E80]; &quot;:&quot;; [.F80]; &quot;:&quot; ; [.H8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1]; &quot;:&quot;; [.E81]; &quot;:&quot;; [.F81]; &quot;:&quot; ; [.H8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2]; &quot;:&quot;; [.E82]; &quot;:&quot;; [.F82]; &quot;:&quot; ; [.H8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3]; &quot;:&quot;; [.E83]; &quot;:&quot;; [.F83]; &quot;:&quot; ; [.H8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4]; &quot;:&quot;; [.E84]; &quot;:&quot;; [.F84]; &quot;:&quot; ; [.H8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5]; &quot;:&quot;; [.E85]; &quot;:&quot;; [.F85]; &quot;:&quot; ; [.H8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6]; &quot;:&quot;; [.E86]; &quot;:&quot;; [.F86]; &quot;:&quot; ; [.H8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7]; &quot;:&quot;; [.E87]; &quot;:&quot;; [.F87]; &quot;:&quot; ; [.H8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8]; &quot;:&quot;; [.E88]; &quot;:&quot;; [.F88]; &quot;:&quot; ; [.H8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9]; &quot;:&quot;; [.E89]; &quot;:&quot;; [.F89]; &quot;:&quot; ; [.H8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0]; &quot;:&quot;; [.E90]; &quot;:&quot;; [.F90]; &quot;:&quot; ; [.H9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1]; &quot;:&quot;; [.E91]; &quot;:&quot;; [.F91]; &quot;:&quot; ; [.H9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2]; &quot;:&quot;; [.E92]; &quot;:&quot;; [.F92]; &quot;:&quot; ; [.H9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3]; &quot;:&quot;; [.E93]; &quot;:&quot;; [.F93]; &quot;:&quot; ; [.H9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4]; &quot;:&quot;; [.E94]; &quot;:&quot;; [.F94]; &quot;:&quot; ; [.H9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5]; &quot;:&quot;; [.E95]; &quot;:&quot;; [.F95]; &quot;:&quot; ; [.H9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6]; &quot;:&quot;; [.E96]; &quot;:&quot;; [.F96]; &quot;:&quot; ; [.H9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7]; &quot;:&quot;; [.E97]; &quot;:&quot;; [.F97]; &quot;:&quot; ; [.H9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8]; &quot;:&quot;; [.E98]; &quot;:&quot;; [.F98]; &quot;:&quot; ; [.H9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9]; &quot;:&quot;; [.E99]; &quot;:&quot;; [.F99]; &quot;:&quot; ; [.H9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0]; &quot;:&quot;; [.E100]; &quot;:&quot;; [.F100]; &quot;:&quot; ; [.H10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1]; &quot;:&quot;; [.E101]; &quot;:&quot;; [.F101]; &quot;:&quot; ; [.H10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2]; &quot;:&quot;; [.E102]; &quot;:&quot;; [.F102]; &quot;:&quot; ; [.H10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3]; &quot;:&quot;; [.E103]; &quot;:&quot;; [.F103]; &quot;:&quot; ; [.H10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4]; &quot;:&quot;; [.E104]; &quot;:&quot;; [.F104]; &quot;:&quot; ; [.H10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5]; &quot;:&quot;; [.E105]; &quot;:&quot;; [.F105]; &quot;:&quot; ; [.H10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6]; &quot;:&quot;; [.E106]; &quot;:&quot;; [.F106]; &quot;:&quot; ; [.H10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7]; &quot;:&quot;; [.E107]; &quot;:&quot;; [.F107]; &quot;:&quot; ; [.H10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8]; &quot;:&quot;; [.E108]; &quot;:&quot;; [.F108]; &quot;:&quot; ; [.H10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9]; &quot;:&quot;; [.E109]; &quot;:&quot;; [.F109]; &quot;:&quot; ; [.H10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0]; &quot;:&quot;; [.E110]; &quot;:&quot;; [.F110]; &quot;:&quot; ; [.H11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1]; &quot;:&quot;; [.E111]; &quot;:&quot;; [.F111]; &quot;:&quot; ; [.H11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2]; &quot;:&quot;; [.E112]; &quot;:&quot;; [.F112]; &quot;:&quot; ; [.H11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3]; &quot;:&quot;; [.E113]; &quot;:&quot;; [.F113]; &quot;:&quot; ; [.H11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4]; &quot;:&quot;; [.E114]; &quot;:&quot;; [.F114]; &quot;:&quot; ; [.H11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5]; &quot;:&quot;; [.E115]; &quot;:&quot;; [.F115]; &quot;:&quot; ; [.H11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6]; &quot;:&quot;; [.E116]; &quot;:&quot;; [.F116]; &quot;:&quot; ; [.H11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7]; &quot;:&quot;; [.E117]; &quot;:&quot;; [.F117]; &quot;:&quot; ; [.H11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8]; &quot;:&quot;; [.E118]; &quot;:&quot;; [.F118]; &quot;:&quot; ; [.H11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9]; &quot;:&quot;; [.E119]; &quot;:&quot;; [.F119]; &quot;:&quot; ; [.H11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0]; &quot;:&quot;; [.E120]; &quot;:&quot;; [.F120]; &quot;:&quot; ; [.H12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1]; &quot;:&quot;; [.E121]; &quot;:&quot;; [.F121]; &quot;:&quot; ; [.H12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2]; &quot;:&quot;; [.E122]; &quot;:&quot;; [.F122]; &quot;:&quot; ; [.H12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3]; &quot;:&quot;; [.E123]; &quot;:&quot;; [.F123]; &quot;:&quot; ; [.H12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4]; &quot;:&quot;; [.E124]; &quot;:&quot;; [.F124]; &quot;:&quot; ; [.H12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5]; &quot;:&quot;; [.E125]; &quot;:&quot;; [.F125]; &quot;:&quot; ; [.H12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6]; &quot;:&quot;; [.E126]; &quot;:&quot;; [.F126]; &quot;:&quot; ; [.H12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7]; &quot;:&quot;; [.E127]; &quot;:&quot;; [.F127]; &quot;:&quot; ; [.H12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8]; &quot;:&quot;; [.E128]; &quot;:&quot;; [.F128]; &quot;:&quot; ; [.H12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9]; &quot;:&quot;; [.E129]; &quot;:&quot;; [.F129]; &quot;:&quot; ; [.H12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0]; &quot;:&quot;; [.E130]; &quot;:&quot;; [.F130]; &quot;:&quot; ; [.H13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1]; &quot;:&quot;; [.E131]; &quot;:&quot;; [.F131]; &quot;:&quot; ; [.H13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2]; &quot;:&quot;; [.E132]; &quot;:&quot;; [.F132]; &quot;:&quot; ; [.H13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3]; &quot;:&quot;; [.E133]; &quot;:&quot;; [.F133]; &quot;:&quot; ; [.H13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4]; &quot;:&quot;; [.E134]; &quot;:&quot;; [.F134]; &quot;:&quot; ; [.H13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5]; &quot;:&quot;; [.E135]; &quot;:&quot;; [.F135]; &quot;:&quot; ; [.H13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6]; &quot;:&quot;; [.E136]; &quot;:&quot;; [.F136]; &quot;:&quot; ; [.H13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7]; &quot;:&quot;; [.E137]; &quot;:&quot;; [.F137]; &quot;:&quot; ; [.H13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8]; &quot;:&quot;; [.E138]; &quot;:&quot;; [.F138]; &quot;:&quot; ; [.H13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9]; &quot;:&quot;; [.E139]; &quot;:&quot;; [.F139]; &quot;:&quot; ; [.H13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0]; &quot;:&quot;; [.E140]; &quot;:&quot;; [.F140]; &quot;:&quot; ; [.H14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1]; &quot;:&quot;; [.E141]; &quot;:&quot;; [.F141]; &quot;:&quot; ; [.H14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2]; &quot;:&quot;; [.E142]; &quot;:&quot;; [.F142]; &quot;:&quot; ; [.H14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3]; &quot;:&quot;; [.E143]; &quot;:&quot;; [.F143]; &quot;:&quot; ; [.H14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4]; &quot;:&quot;; [.E144]; &quot;:&quot;; [.F144]; &quot;:&quot; ; [.H14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5]; &quot;:&quot;; [.E145]; &quot;:&quot;; [.F145]; &quot;:&quot; ; [.H14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6]; &quot;:&quot;; [.E146]; &quot;:&quot;; [.F146]; &quot;:&quot; ; [.H14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7]; &quot;:&quot;; [.E147]; &quot;:&quot;; [.F147]; &quot;:&quot; ; [.H14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8]; &quot;:&quot;; [.E148]; &quot;:&quot;; [.F148]; &quot;:&quot; ; [.H14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9]; &quot;:&quot;; [.E149]; &quot;:&quot;; [.F149]; &quot;:&quot; ; [.H14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0]; &quot;:&quot;; [.E150]; &quot;:&quot;; [.F150]; &quot;:&quot; ; [.H15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1]; &quot;:&quot;; [.E151]; &quot;:&quot;; [.F151]; &quot;:&quot; ; [.H15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2]; &quot;:&quot;; [.E152]; &quot;:&quot;; [.F152]; &quot;:&quot; ; [.H15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3]; &quot;:&quot;; [.E153]; &quot;:&quot;; [.F153]; &quot;:&quot; ; [.H15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4]; &quot;:&quot;; [.E154]; &quot;:&quot;; [.F154]; &quot;:&quot; ; [.H15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5]; &quot;:&quot;; [.E155]; &quot;:&quot;; [.F155]; &quot;:&quot; ; [.H15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6]; &quot;:&quot;; [.E156]; &quot;:&quot;; [.F156]; &quot;:&quot; ; [.H15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7]; &quot;:&quot;; [.E157]; &quot;:&quot;; [.F157]; &quot;:&quot; ; [.H15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8]; &quot;:&quot;; [.E158]; &quot;:&quot;; [.F158]; &quot;:&quot; ; [.H15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9]; &quot;:&quot;; [.E159]; &quot;:&quot;; [.F159]; &quot;:&quot; ; [.H15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0]; &quot;:&quot;; [.E160]; &quot;:&quot;; [.F160]; &quot;:&quot; ; [.H16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1]; &quot;:&quot;; [.E161]; &quot;:&quot;; [.F161]; &quot;:&quot; ; [.H16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2]; &quot;:&quot;; [.E162]; &quot;:&quot;; [.F162]; &quot;:&quot; ; [.H16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3]; &quot;:&quot;; [.E163]; &quot;:&quot;; [.F163]; &quot;:&quot; ; [.H16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4]; &quot;:&quot;; [.E164]; &quot;:&quot;; [.F164]; &quot;:&quot; ; [.H16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5]; &quot;:&quot;; [.E165]; &quot;:&quot;; [.F165]; &quot;:&quot; ; [.H16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6]; &quot;:&quot;; [.E166]; &quot;:&quot;; [.F166]; &quot;:&quot; ; [.H16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7]; &quot;:&quot;; [.E167]; &quot;:&quot;; [.F167]; &quot;:&quot; ; [.H16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8]; &quot;:&quot;; [.E168]; &quot;:&quot;; [.F168]; &quot;:&quot; ; [.H16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9]; &quot;:&quot;; [.E169]; &quot;:&quot;; [.F169]; &quot;:&quot; ; [.H16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0]; &quot;:&quot;; [.E170]; &quot;:&quot;; [.F170]; &quot;:&quot; ; [.H17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1]; &quot;:&quot;; [.E171]; &quot;:&quot;; [.F171]; &quot;:&quot; ; [.H17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2]; &quot;:&quot;; [.E172]; &quot;:&quot;; [.F172]; &quot;:&quot; ; [.H17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3]; &quot;:&quot;; [.E173]; &quot;:&quot;; [.F173]; &quot;:&quot; ; [.H17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4]; &quot;:&quot;; [.E174]; &quot;:&quot;; [.F174]; &quot;:&quot; ; [.H17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5]; &quot;:&quot;; [.E175]; &quot;:&quot;; [.F175]; &quot;:&quot; ; [.H17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6]; &quot;:&quot;; [.E176]; &quot;:&quot;; [.F176]; &quot;:&quot; ; [.H17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7]; &quot;:&quot;; [.E177]; &quot;:&quot;; [.F177]; &quot;:&quot; ; [.H17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8]; &quot;:&quot;; [.E178]; &quot;:&quot;; [.F178]; &quot;:&quot; ; [.H17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9]; &quot;:&quot;; [.E179]; &quot;:&quot;; [.F179]; &quot;:&quot; ; [.H17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0]; &quot;:&quot;; [.E180]; &quot;:&quot;; [.F180]; &quot;:&quot; ; [.H18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1]; &quot;:&quot;; [.E181]; &quot;:&quot;; [.F181]; &quot;:&quot; ; [.H18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2]; &quot;:&quot;; [.E182]; &quot;:&quot;; [.F182]; &quot;:&quot; ; [.H18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3]; &quot;:&quot;; [.E183]; &quot;:&quot;; [.F183]; &quot;:&quot; ; [.H18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4]; &quot;:&quot;; [.E184]; &quot;:&quot;; [.F184]; &quot;:&quot; ; [.H18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5]; &quot;:&quot;; [.E185]; &quot;:&quot;; [.F185]; &quot;:&quot; ; [.H18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6]; &quot;:&quot;; [.E186]; &quot;:&quot;; [.F186]; &quot;:&quot; ; [.H18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7]; &quot;:&quot;; [.E187]; &quot;:&quot;; [.F187]; &quot;:&quot; ; [.H18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8]; &quot;:&quot;; [.E188]; &quot;:&quot;; [.F188]; &quot;:&quot; ; [.H18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9]; &quot;:&quot;; [.E189]; &quot;:&quot;; [.F189]; &quot;:&quot; ; [.H18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0]; &quot;:&quot;; [.E190]; &quot;:&quot;; [.F190]; &quot;:&quot; ; [.H19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1]; &quot;:&quot;; [.E191]; &quot;:&quot;; [.F191]; &quot;:&quot; ; [.H19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2]; &quot;:&quot;; [.E192]; &quot;:&quot;; [.F192]; &quot;:&quot; ; [.H19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3]; &quot;:&quot;; [.E193]; &quot;:&quot;; [.F193]; &quot;:&quot; ; [.H19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4]; &quot;:&quot;; [.E194]; &quot;:&quot;; [.F194]; &quot;:&quot; ; [.H19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5]; &quot;:&quot;; [.E195]; &quot;:&quot;; [.F195]; &quot;:&quot; ; [.H19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6]; &quot;:&quot;; [.E196]; &quot;:&quot;; [.F196]; &quot;:&quot; ; [.H19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7]; &quot;:&quot;; [.E197]; &quot;:&quot;; [.F197]; &quot;:&quot; ; [.H19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8]; &quot;:&quot;; [.E198]; &quot;:&quot;; [.F198]; &quot;:&quot; ; [.H19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9]; &quot;:&quot;; [.E199]; &quot;:&quot;; [.F199]; &quot;:&quot; ; [.H19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0]; &quot;:&quot;; [.E200]; &quot;:&quot;; [.F200]; &quot;:&quot; ; [.H20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1]; &quot;:&quot;; [.E201]; &quot;:&quot;; [.F201]; &quot;:&quot; ; [.H20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2]; &quot;:&quot;; [.E202]; &quot;:&quot;; [.F202]; &quot;:&quot; ; [.H20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3]; &quot;:&quot;; [.E203]; &quot;:&quot;; [.F203]; &quot;:&quot; ; [.H20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4]; &quot;:&quot;; [.E204]; &quot;:&quot;; [.F204]; &quot;:&quot; ; [.H20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5]; &quot;:&quot;; [.E205]; &quot;:&quot;; [.F205]; &quot;:&quot; ; [.H20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6]; &quot;:&quot;; [.E206]; &quot;:&quot;; [.F206]; &quot;:&quot; ; [.H20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7]; &quot;:&quot;; [.E207]; &quot;:&quot;; [.F207]; &quot;:&quot; ; [.H20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8]; &quot;:&quot;; [.E208]; &quot;:&quot;; [.F208]; &quot;:&quot; ; [.H20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9]; &quot;:&quot;; [.E209]; &quot;:&quot;; [.F209]; &quot;:&quot; ; [.H20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0]; &quot;:&quot;; [.E210]; &quot;:&quot;; [.F210]; &quot;:&quot; ; [.H21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1]; &quot;:&quot;; [.E211]; &quot;:&quot;; [.F211]; &quot;:&quot; ; [.H21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2]; &quot;:&quot;; [.E212]; &quot;:&quot;; [.F212]; &quot;:&quot; ; [.H21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3]; &quot;:&quot;; [.E213]; &quot;:&quot;; [.F213]; &quot;:&quot; ; [.H21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4]; &quot;:&quot;; [.E214]; &quot;:&quot;; [.F214]; &quot;:&quot; ; [.H21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5]; &quot;:&quot;; [.E215]; &quot;:&quot;; [.F215]; &quot;:&quot; ; [.H21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6]; &quot;:&quot;; [.E216]; &quot;:&quot;; [.F216]; &quot;:&quot; ; [.H21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7]; &quot;:&quot;; [.E217]; &quot;:&quot;; [.F217]; &quot;:&quot; ; [.H21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8]; &quot;:&quot;; [.E218]; &quot;:&quot;; [.F218]; &quot;:&quot; ; [.H21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9]; &quot;:&quot;; [.E219]; &quot;:&quot;; [.F219]; &quot;:&quot; ; [.H21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0]; &quot;:&quot;; [.E220]; &quot;:&quot;; [.F220]; &quot;:&quot; ; [.H22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1]; &quot;:&quot;; [.E221]; &quot;:&quot;; [.F221]; &quot;:&quot; ; [.H22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2]; &quot;:&quot;; [.E222]; &quot;:&quot;; [.F222]; &quot;:&quot; ; [.H22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3]; &quot;:&quot;; [.E223]; &quot;:&quot;; [.F223]; &quot;:&quot; ; [.H22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4]; &quot;:&quot;; [.E224]; &quot;:&quot;; [.F224]; &quot;:&quot; ; [.H22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5]; &quot;:&quot;; [.E225]; &quot;:&quot;; [.F225]; &quot;:&quot; ; [.H22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6]; &quot;:&quot;; [.E226]; &quot;:&quot;; [.F226]; &quot;:&quot; ; [.H22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7]; &quot;:&quot;; [.E227]; &quot;:&quot;; [.F227]; &quot;:&quot; ; [.H22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8]; &quot;:&quot;; [.E228]; &quot;:&quot;; [.F228]; &quot;:&quot; ; [.H22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9]; &quot;:&quot;; [.E229]; &quot;:&quot;; [.F229]; &quot;:&quot; ; [.H22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0]; &quot;:&quot;; [.E230]; &quot;:&quot;; [.F230]; &quot;:&quot; ; [.H23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1]; &quot;:&quot;; [.E231]; &quot;:&quot;; [.F231]; &quot;:&quot; ; [.H23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2]; &quot;:&quot;; [.E232]; &quot;:&quot;; [.F232]; &quot;:&quot; ; [.H23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3]; &quot;:&quot;; [.E233]; &quot;:&quot;; [.F233]; &quot;:&quot; ; [.H23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4]; &quot;:&quot;; [.E234]; &quot;:&quot;; [.F234]; &quot;:&quot; ; [.H23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5]; &quot;:&quot;; [.E235]; &quot;:&quot;; [.F235]; &quot;:&quot; ; [.H23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6]; &quot;:&quot;; [.E236]; &quot;:&quot;; [.F236]; &quot;:&quot; ; [.H23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7]; &quot;:&quot;; [.E237]; &quot;:&quot;; [.F237]; &quot;:&quot; ; [.H23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8]; &quot;:&quot;; [.E238]; &quot;:&quot;; [.F238]; &quot;:&quot; ; [.H23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9]; &quot;:&quot;; [.E239]; &quot;:&quot;; [.F239]; &quot;:&quot; ; [.H23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0]; &quot;:&quot;; [.E240]; &quot;:&quot;; [.F240]; &quot;:&quot; ; [.H24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1]; &quot;:&quot;; [.E241]; &quot;:&quot;; [.F241]; &quot;:&quot; ; [.H24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2]; &quot;:&quot;; [.E242]; &quot;:&quot;; [.F242]; &quot;:&quot; ; [.H24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3]; &quot;:&quot;; [.E243]; &quot;:&quot;; [.F243]; &quot;:&quot; ; [.H24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4]; &quot;:&quot;; [.E244]; &quot;:&quot;; [.F244]; &quot;:&quot; ; [.H24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5]; &quot;:&quot;; [.E245]; &quot;:&quot;; [.F245]; &quot;:&quot; ; [.H24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6]; &quot;:&quot;; [.E246]; &quot;:&quot;; [.F246]; &quot;:&quot; ; [.H24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7]; &quot;:&quot;; [.E247]; &quot;:&quot;; [.F247]; &quot;:&quot; ; [.H24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8]; &quot;:&quot;; [.E248]; &quot;:&quot;; [.F248]; &quot;:&quot; ; [.H248])" office:value-type="string" office:string-value=":::– no Hyperlink –" calcext:value-type="string">
            <text:p>:::– no Hyperlink 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.00.0000</text:date>, <text:time style:data-style-name="N2" text:time-value="11:09:04.2733416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09:20:22.271639654</meta:creation-date>
    <dc:date>2020-08-09T11:36:37.713633768</dc:date>
    <meta:editing-duration>PT25M26S</meta:editing-duration>
    <meta:editing-cycles>5</meta:editing-cycles>
    <meta:generator>LibreOffice/6.1.5.2$Linux_X86_64 LibreOffice_project/10$Build-2</meta:generator>
    <meta:document-statistic meta:table-count="1" meta:cell-count="718" meta:object-count="0"/>
  </office:meta>
</office:document-meta>
</file>